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Mangal1" svg:font-family="Mangal"/>
    <style:font-face style:name="OpenSymbol" svg:font-family="OpenSymbol"/>
    <style:font-face style:name="Baskerville Old Face" svg:font-family="'Baskerville Old Face'"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text-align="justify" style:justify-single-word="false" fo:text-indent="0cm" style:auto-text-indent="false" fo:break-before="pag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
      <style:paragraph-properties fo:text-align="center" style:justify-single-word="false"/>
      <style:text-properties fo:font-size="20pt" style:font-size-asian="17.5pt" style:font-size-complex="20pt"/>
    </style:style>
    <style:style style:name="P9" style:family="paragraph" style:parent-style-name="Heading">
      <style:paragraph-properties fo:text-align="center" style:justify-single-word="false"/>
      <style:text-properties style:font-name="DejaVu Serif" fo:font-size="22pt" style:font-size-asian="22pt" style:font-size-complex="22pt"/>
    </style:style>
    <style:style style:name="P10" style:family="paragraph" style:parent-style-name="Standard" style:master-page-name="First_20_Page">
      <style:paragraph-properties style:page-number="auto"/>
    </style:style>
    <style:style style:name="P11" style:family="paragraph" style:parent-style-name="Standard">
      <style:paragraph-properties fo:margin-left="0cm" fo:margin-right="0cm" fo:text-indent="0cm" style:auto-text-indent="false">
        <style:tab-stops/>
      </style:paragraph-properties>
    </style:style>
    <style:style style:name="P12" style:family="paragraph" style:parent-style-name="Text_20_body">
      <style:paragraph-properties fo:margin-left="0cm" fo:margin-right="0cm" fo:text-indent="0cm" style:auto-text-indent="false">
        <style:tab-stops/>
      </style:paragraph-properties>
    </style:style>
    <style:style style:name="P13" style:family="paragraph" style:parent-style-name="Text_20_body">
      <style:paragraph-properties fo:margin-left="0cm" fo:margin-right="0cm" fo:text-align="justify" style:justify-single-word="false" fo:text-indent="0cm" style:auto-text-indent="false"/>
    </style:style>
    <style:style style:name="P14" style:family="paragraph" style:parent-style-name="Text_20_body">
      <style:text-properties style:font-name="Times New Roman"/>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top="0cm" fo:margin-bottom="0.353cm" fo:line-height="115%" style:writing-mode="lr-tb"/>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18" style:family="paragraph" style:parent-style-name="Text_20_body">
      <style:paragraph-properties fo:margin-top="0cm" fo:margin-bottom="0.353cm" fo:line-height="115%" fo:text-align="center" style:justify-single-word="false" style:writing-mode="lr-tb"/>
      <style:text-properties fo:font-variant="normal" fo:text-transform="none" fo:color="#000000" style:text-line-through-style="none" style:font-name="Calibri" fo:font-size="9pt" fo:font-style="italic" style:text-underline-style="none" fo:font-weight="normal" style:text-blinking="false" fo:background-color="transparent"/>
    </style:style>
    <style:style style:name="P19" style:family="paragraph" style:parent-style-name="Text_20_body">
      <style:paragraph-properties fo:margin-top="0cm" fo:margin-bottom="0.353cm" fo:line-height="115%" style:writing-mode="lr-tb"/>
      <style:text-properties fo:font-weight="normal"/>
    </style:style>
    <style:style style:name="P20" style:family="paragraph" style:parent-style-name="Text_20_body">
      <style:paragraph-properties fo:margin-top="0cm" fo:margin-bottom="0.353cm" fo:line-height="115%" fo:text-align="justify" style:justify-single-word="false" style:writing-mode="lr-tb"/>
    </style:style>
    <style:style style:name="P21" style:family="paragraph" style:parent-style-name="Text_20_body" style:list-style-name="L2">
      <style:paragraph-properties fo:margin-top="0cm" fo:margin-bottom="0.353cm" fo:line-height="115%" fo:background-color="transparent" style:writing-mode="lr-tb">
        <style:background-image/>
      </style:paragraph-properties>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2" style:family="paragraph" style:parent-style-name="Text_20_body" style:list-style-name="L2">
      <style:paragraph-properties fo:margin-top="0cm" fo:margin-bottom="0cm" fo:line-height="115%" fo:background-color="transparent" style:writing-mode="lr-tb">
        <style:background-image/>
      </style:paragraph-properties>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3" style:family="paragraph" style:parent-style-name="Heading_20_1" style:list-style-name="">
      <style:paragraph-properties fo:margin-left="1.251cm" fo:margin-right="0cm" fo:text-indent="-0.762cm" style:auto-text-indent="false"/>
    </style:style>
    <style:style style:name="P24" style:family="paragraph" style:parent-style-name="Heading_20_1">
      <style:paragraph-properties fo:margin-left="0cm" fo:margin-right="0cm" fo:text-indent="0cm" style:auto-text-indent="false" fo:break-before="page"/>
    </style:style>
    <style:style style:name="P25" style:family="paragraph" style:parent-style-name="Heading_20_1">
      <style:paragraph-properties fo:margin-left="0cm" fo:margin-right="0cm" fo:text-indent="0cm" style:auto-text-indent="false"/>
    </style:style>
    <style:style style:name="P26" style:family="paragraph" style:parent-style-name="Heading_20_1">
      <style:paragraph-properties fo:margin-left="0cm" fo:margin-right="0cm" fo:text-indent="0cm" style:auto-text-indent="false">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paragraph-properties fo:margin-left="1.251cm" fo:margin-right="0cm" fo:text-indent="0cm" style:auto-text-indent="fals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Baskerville Old Face" fo:font-size="12pt" style:font-size-asian="12pt" style:font-size-complex="12pt"/>
    </style:style>
    <style:style style:name="T2" style:family="text">
      <style:text-properties fo:font-size="12pt" style:font-size-asian="12pt" style:font-size-complex="12pt"/>
    </style:style>
    <style:style style:name="T3" style:family="text">
      <style:text-properties fo:font-variant="normal" fo:text-transform="none" fo:color="#000000" style:text-line-through-style="none" style:font-name="Calibri" fo:font-size="11.25pt" fo:font-style="normal" style:text-underline-style="none" style:text-blinking="false" fo:background-color="transparent"/>
    </style:style>
    <style:style style:name="T4" style:family="text">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9">Projet d'Algorithmique-Programmation</text:p>
          <text:p text:style-name="P4"/>
          <text:p text:style-name="P4">Rapport Intermédiaire :</text:p>
          <text:p text:style-name="P4"/>
          <text:p text:style-name="P4">Éditeur et Traducteur d'Algorithme</text:p>
        </draw:text-box>
      </draw:frame>
      <text:p text:style-name="Standard">Cindy Binder</text:p>
      <text:p text:style-name="Standard">Nicolas Weissenbach</text:p>
      <text:p text:style-name="Standard">Quentin Vecchio</text:p>
      <text:p text:style-name="Standard">Matthieu Clin</text:p>
      <text:p text:style-name="Standard"/>
      <text:p text:style-name="Standard"/>
      <text:p text:style-name="Standard"/>
      <text:p text:style-name="Standard"/>
      <text:p text:style-name="Standard"/>
      <text:p text:style-name="Standard"/>
      <text:p text:style-name="P8"/>
      <text:p text:style-name="P3"/>
      <text:p text:style-name="P3"/>
      <text:p text:style-name="Standard"/>
      <text:p text:style-name="P10"/>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7">Table des matières</text:p>
          </text:index-title>
          <text:p text:style-name="P28"><text:s/>I.Introduction<text:tab/>4</text:p>
          <text:p text:style-name="P28"><text:s/>II.Graphique<text:tab/>5</text:p>
          <text:p text:style-name="P28"><text:s/>III.Analyse de l'algorithme<text:tab/>6</text:p>
          <text:p text:style-name="P28"><text:s/>IV.Analyse du lexique et de l'entête<text:tab/>6</text:p>
          <text:p text:style-name="P28"><text:s/>V. Conversion en ADA<text:tab/>6</text:p>
          <text:p text:style-name="P28"><text:s/>VI. Les outils<text:tab/>7</text:p>
          <text:p text:style-name="P30"><text:s/>A.Les outils développés<text:tab/>7</text:p>
          <text:p text:style-name="P30"><text:s/>B.Les outils utilisés<text:tab/>7</text:p>
          <text:p text:style-name="P28"><text:s/>VII.Conclusion <text:tab/>8</text:p>
        </text:index-body>
      </text:table-of-content>
      <text:h text:style-name="P23" text:outline-level="1"/>
      <text:h text:style-name="P24" text:outline-level="1">Introduction</text:h>
      <text:p text:style-name="P5"><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P7"><text:tab/>Le projet se découpe en plusieurs parties. La partie visuelle, c'est-à-dire la partie Graphique, qui permet à l'utilisateur d'entrer son algorithme de manière plus conviviale. Elle sera réalisée par Quentin. La seconde partie, l'analyse de l'algorithme, permet le passage de ligne entrée par l'utilisateur à une représentation en mémoire afin d'être mieux manipulée. Cette partie sera effectuée principalement par Nicolas avec l'aide de Matthieu pour l'analyse algorithmique. Puis l'analyse du lexique et de l'entête ainsi que sa représentation en mémoire sera réalisée en majeur partie par Cindy. La conversion en Ada sera effectuée par Quentin. Les outils utilisés par l'ensemble du groupe seront réalisés par Matthieu.</text:p>
      <text:p text:style-name="P6"/>
      <text:h text:style-name="P25" text:outline-level="1">Graphique</text:h>
      <text:p text:style-name="P7"><text:bookmark text:name="docs-internal-guid-69b82bd8-b69a-9644-ffbf-26c47c7d71b1"/><text:span text:style-name="T4"><text:tab/>Nous nous sommes donné pour objectif de faire un véritable IDE de traduction d’algorithme vers le langage Ada. Il était donc normal de prévoir une interface graphique. Après réflexion et par expérience nous avons choisi le bibliothèque GTK qui permet de faire des logiciels assez conviviaux. Après plusieurs maquettes graphiques nous nous sommes arrêtés sur une interface décomposée en plusieurs parties : </text:span></text:p>
      <text:list xml:id="list29596133" text:style-name="L2">
        <text:list-item>
          <text:p text:style-name="P22">Un menu.</text:p>
        </text:list-item>
        <text:list-item>
          <text:p text:style-name="P22">Une barre de tâches.</text:p>
        </text:list-item>
        <text:list-item>
          <text:p text:style-name="P22">Un arbre pour modéliser le répertoire du fichier.</text:p>
        </text:list-item>
        <text:list-item>
          <text:p text:style-name="P22">Une zone de texte pour le code source.</text:p>
        </text:list-item>
        <text:list-item>
          <text:p text:style-name="P21">Une zone lexique pour définir ses propres variables.</text:p>
        </text:list-item>
      </text:list>
      <text:p text:style-name="P19"><text:span text:style-name="T3"><text:tab/>De plus, si le temps nous permet nous envisagerons d’ajouter directement dans l’interface un terminal pour exécuter les programmes.</text:span></text:p>
      <text:p text:style-name="P18"><draw:frame draw:style-name="fr2" draw:name="images1" text:anchor-type="paragraph" svg:y="-0.014cm" svg:width="15.981cm" svg:height="10.901cm" draw:z-index="1"><draw:image xlink:href="https://lh5.googleusercontent.com/HNYy8ecpQcHrMn9YsXplXMDGZ5cuU9U_03MnJbDQX8rgYfxKXs4ABL_3NtuIlPapIkJzNUmfi-jU1s1O0K9PJ4tIFOCR9zegsVxq9mW8yGzIjkHA4ANwxU8Qr2x7dfk3" xlink:type="simple" xlink:show="embed" xlink:actuate="onLoad"/></draw:frame>Maquette de l’interface graphique</text:p>
      <text:p text:style-name="P17">L’interface graphique devrait ressembler à CodeBlocks à la fin du projet. Tout sera pensé pour faciliter et simplifier la vie à l’utilisateur.</text:p>
      <text:p text:style-name="Text_20_body"><text:line-break/></text:p>
      <text:h text:style-name="P26" text:outline-level="1"><text:soft-page-break/>Analyse de l'algorithme</text:h>
      <text:p text:style-name="P12"/>
      <text:p text:style-name="P5"><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P5"><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P5"><text:tab/>Actuellement, l'écriture de ces fonctions est presque fini. Il ne reste plus qu'à terminer la fonction qui gère l'implémentation en mémoire des conditions.</text:p>
      <text:p text:style-name="P12"/>
      <text:h text:style-name="P26" text:outline-level="1">Analyse du lexique et de l'entête</text:h>
      <text:p text:style-name="P11"><text:span text:style-name="T1"/></text:p>
      <text:p text:style-name="P15"><text:span text:style-name="T2"><text:tab/>Cindy s’occupe du lexique et de l’en-tête des fonctions/modules. <text:s/>Pour le lexique, elle a tout d’abord listé toutes les variables possibles.</text:span></text:p>
      <text:p text:style-name="P14"><text:span text:style-name="T2">La syntaxe générale est la suivante : nom_variable(type) :commentaire. </text:span></text:p>
      <text:p text:style-name="P15"><text:span text:style-name="T2"><text:tab/>On peut décomposer cette syntaxe en 3 parties. Mais la syntaxe change que ce soit une constante, une fonction, un module ou un tableau. Elle a donc étudié tous les cas possibles et regroupé les cas qui se ressemblaient le plus. </text:span></text:p>
      <text:p text:style-name="P15"><text:span text:style-name="T2"><text:tab/>Pour ce qu’il s’agit de l’en-tête de l’algorithme, on peut également décomposer le problème en plusieurs parties. <text:s/>On peut représenter cette décomposition grâce à une structure. On découpe chaque partie et elle représentera une variable de la structure. <text:s/>La structure nous permettra de différencier les différents types rencontrés et ainsi par la suite de le traduire correctement en Ada.</text:span></text:p>
      <text:h text:style-name="P25" text:outline-level="1"><text:s/>Conversion en ADA</text:h>
      <text:p text:style-name="P20"><text:span text:style-name="T4"><text:tab/>La partie conversion Algorithme-Ada va permettre, grâce à l’analyse du code algorithmique, de convertir simplement ligne par ligne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span></text:p>
      <text:p text:style-name="P20"><text:span text:style-name="T4"><text:tab/>Le résultat de ce processus sera donc la transcription de l'algorithme en Ada. Cette partie a été commencé la semaine passée et est en bonne voie d'être terminée désormais.</text:span></text:p>
      <text:h text:style-name="P26" text:outline-level="1"><text:soft-page-break/><text:s/>Les outils</text:h>
      <text:h text:style-name="P29" text:outline-level="2">Les outils développés</text:h>
      <text:p text:style-name="P7"><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29" text:outline-level="2">Les outils utilisés</text:h>
      <text:p text:style-name="P5"><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24" text:outline-level="1">Conclusion </text:h>
      <text:p text:style-name="P5"/>
      <text:p text:style-name="P5"><text:tab/>En conclusion, nous pouvons dire que nous sommes dans les temps pour mener ce projet à bien. Nous avons d'ores et déjà effectué la quasi totalité de la partie analytique et bien entamé la partie programmation. Nous avançons de manière régulière et nous échangeons entre les membres du groupe quotidiennement à propos de nos avancées. <text:s/>Il reste cependant pas mal de choses a réaliser en un mois si nous voulons atteindre le but que nous nous sommes fix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ce style:name="Mangal1" svg:font-family="Mangal"/>
    <style:font-face style:name="OpenSymbol" svg:font-family="OpenSymbol"/>
    <style:font-face style:name="Baskerville Old Face" svg:font-family="'Baskerville Old Face'"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ndredi 24 mai 2013</text:p>
      </style:header>
      <style:footer>
        <text:p text:style-name="MP2"><text:page-number text:select-page="current">6</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5-18T10:42:11.33</dc:date>
    <dc:creator>Matthieu Clin</dc:creator>
    <meta:editing-duration>PT1H42M44S</meta:editing-duration>
    <meta:editing-cycles>16</meta:editing-cycles>
    <meta:generator>LibreOffice/3.4$Win32 LibreOffice_project/340m1$Build-302</meta:generator>
    <meta:document-statistic meta:table-count="0" meta:image-count="1" meta:object-count="0" meta:page-count="8" meta:paragraph-count="52" meta:word-count="1066" meta:character-count="6839" meta:non-whitespace-character-count="5791"/>
  </office:meta>
</office:document-meta>
</file>